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0" svg:font-family="0" style:font-family-generic="roman"/>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normal" officeooo:paragraph-rsid="0013b97f" style:font-weight-asian="normal" style:font-weight-complex="normal"/>
    </style:style>
    <style:style style:name="P2" style:family="paragraph" style:parent-style-name="Standard">
      <style:text-properties fo:font-weight="normal" officeooo:paragraph-rsid="0016a78c" style:font-weight-asian="normal" style:font-weight-complex="normal"/>
    </style:style>
    <style:style style:name="P3" style:family="paragraph" style:parent-style-name="Standard">
      <style:text-properties fo:font-weight="normal" officeooo:paragraph-rsid="00198345" style:font-weight-asian="normal" style:font-weight-complex="normal"/>
    </style:style>
    <style:style style:name="P4" style:family="paragraph" style:parent-style-name="Standard">
      <style:text-properties fo:font-weight="normal" officeooo:paragraph-rsid="001a0785" style:font-weight-asian="normal" style:font-weight-complex="normal"/>
    </style:style>
    <style:style style:name="P5" style:family="paragraph" style:parent-style-name="Standard">
      <style:text-properties fo:font-weight="normal" officeooo:rsid="001808c9" officeooo:paragraph-rsid="0016a78c" style:font-weight-asian="normal" style:font-weight-complex="normal"/>
    </style:style>
    <style:style style:name="P6" style:family="paragraph" style:parent-style-name="Standard">
      <style:text-properties fo:font-weight="normal" officeooo:rsid="001808c9" officeooo:paragraph-rsid="001a0785" style:font-weight-asian="normal" style:font-weight-complex="normal"/>
    </style:style>
    <style:style style:name="P7" style:family="paragraph" style:parent-style-name="Standard">
      <style:text-properties fo:font-weight="normal" officeooo:rsid="00198345" officeooo:paragraph-rsid="00198345" style:font-weight-asian="normal" style:font-weight-complex="normal"/>
    </style:style>
    <style:style style:name="P8" style:family="paragraph" style:parent-style-name="Standard">
      <style:text-properties fo:font-weight="normal" officeooo:rsid="0016a78c" officeooo:paragraph-rsid="001a0785" style:font-weight-asian="normal" style:font-weight-complex="normal"/>
    </style:style>
    <style:style style:name="P9" style:family="paragraph" style:parent-style-name="Standard">
      <style:text-properties fo:font-weight="normal" officeooo:rsid="0016a78c" officeooo:paragraph-rsid="0026e2fc" style:font-weight-asian="normal" style:font-weight-complex="normal"/>
    </style:style>
    <style:style style:name="P10" style:family="paragraph" style:parent-style-name="Standard">
      <style:text-properties fo:font-weight="normal" officeooo:rsid="0016a78c" officeooo:paragraph-rsid="0016a78c" style:font-weight-asian="normal" style:font-weight-complex="normal"/>
    </style:style>
    <style:style style:name="P11" style:family="paragraph" style:parent-style-name="Standard">
      <style:text-properties fo:font-weight="normal" officeooo:rsid="0016a78c" officeooo:paragraph-rsid="0044a626" style:font-weight-asian="normal" style:font-weight-complex="normal"/>
    </style:style>
    <style:style style:name="P12" style:family="paragraph" style:parent-style-name="Standard">
      <style:text-properties fo:font-weight="normal" officeooo:rsid="0013b97f" officeooo:paragraph-rsid="0013b97f" style:font-weight-asian="normal" style:font-weight-complex="normal"/>
    </style:style>
    <style:style style:name="P13" style:family="paragraph" style:parent-style-name="Standard">
      <style:text-properties fo:font-weight="normal" officeooo:rsid="0013b97f" officeooo:paragraph-rsid="0036fb22" style:font-weight-asian="normal" style:font-weight-complex="normal"/>
    </style:style>
    <style:style style:name="P14" style:family="paragraph" style:parent-style-name="Standard">
      <style:paragraph-properties fo:text-align="start" style:justify-single-word="false"/>
      <style:text-properties fo:font-weight="normal" officeooo:rsid="00021587" officeooo:paragraph-rsid="001b8c61" style:font-weight-asian="normal" style:font-weight-complex="normal"/>
    </style:style>
    <style:style style:name="P15" style:family="paragraph" style:parent-style-name="Standard">
      <style:text-properties fo:font-weight="normal" officeooo:rsid="00010fc4" officeooo:paragraph-rsid="001b8c61" style:font-weight-asian="normal" style:font-weight-complex="normal"/>
    </style:style>
    <style:style style:name="P16" style:family="paragraph" style:parent-style-name="Standard">
      <style:paragraph-properties fo:text-align="start" style:justify-single-word="false"/>
      <style:text-properties fo:font-weight="normal" officeooo:paragraph-rsid="001b8c61" style:font-weight-asian="normal" style:font-weight-complex="normal"/>
    </style:style>
    <style:style style:name="P17" style:family="paragraph" style:parent-style-name="Standard">
      <style:text-properties fo:font-weight="normal" officeooo:rsid="0022a998" officeooo:paragraph-rsid="0022a998" style:font-weight-asian="normal" style:font-weight-complex="normal"/>
    </style:style>
    <style:style style:name="P18" style:family="paragraph" style:parent-style-name="Standard">
      <style:text-properties fo:font-weight="normal" officeooo:rsid="0022a998" officeooo:paragraph-rsid="0023b859" style:font-weight-asian="normal" style:font-weight-complex="normal"/>
    </style:style>
    <style:style style:name="P19" style:family="paragraph" style:parent-style-name="Standard">
      <style:text-properties fo:font-weight="normal" officeooo:rsid="0023b859" officeooo:paragraph-rsid="001a0785" style:font-weight-asian="normal" style:font-weight-complex="normal"/>
    </style:style>
    <style:style style:name="P20" style:family="paragraph" style:parent-style-name="Standard">
      <style:text-properties fo:font-weight="normal" officeooo:rsid="0023b859" officeooo:paragraph-rsid="0023b859" style:font-weight-asian="normal" style:font-weight-complex="normal"/>
    </style:style>
    <style:style style:name="P21" style:family="paragraph" style:parent-style-name="Standard">
      <style:text-properties fo:font-weight="normal" officeooo:rsid="0023b859" officeooo:paragraph-rsid="0026e2fc" style:font-weight-asian="normal" style:font-weight-complex="normal"/>
    </style:style>
    <style:style style:name="P22" style:family="paragraph" style:parent-style-name="Standard">
      <style:text-properties fo:font-weight="normal" officeooo:rsid="00274c26" officeooo:paragraph-rsid="00274c26" style:font-weight-asian="normal" style:font-weight-complex="normal"/>
    </style:style>
    <style:style style:name="P23" style:family="paragraph" style:parent-style-name="Standard">
      <style:text-properties fo:font-weight="normal" officeooo:rsid="00289302" officeooo:paragraph-rsid="00289302" style:font-weight-asian="normal" style:font-weight-complex="normal"/>
    </style:style>
    <style:style style:name="P24" style:family="paragraph" style:parent-style-name="Standard">
      <style:text-properties fo:font-weight="normal" officeooo:rsid="0028e5b6" officeooo:paragraph-rsid="0028e5b6" style:font-weight-asian="normal" style:font-weight-complex="normal"/>
    </style:style>
    <style:style style:name="P25" style:family="paragraph" style:parent-style-name="Standard">
      <style:text-properties fo:font-weight="normal" officeooo:rsid="002ac5ea" officeooo:paragraph-rsid="002ac5ea" style:font-weight-asian="normal" style:font-weight-complex="normal"/>
    </style:style>
    <style:style style:name="P26" style:family="paragraph" style:parent-style-name="Standard">
      <style:text-properties fo:font-weight="normal" officeooo:rsid="002bb32a" officeooo:paragraph-rsid="002bb32a" style:font-weight-asian="normal" style:font-weight-complex="normal"/>
    </style:style>
    <style:style style:name="P27" style:family="paragraph" style:parent-style-name="Standard">
      <style:text-properties fo:font-weight="normal" officeooo:paragraph-rsid="00322f74" style:font-weight-asian="normal" style:font-weight-complex="normal"/>
    </style:style>
    <style:style style:name="P28" style:family="paragraph" style:parent-style-name="Standard">
      <style:text-properties fo:font-weight="normal" officeooo:rsid="0041805c" officeooo:paragraph-rsid="0041805c" style:font-weight-asian="normal" style:font-weight-complex="normal"/>
    </style:style>
    <style:style style:name="P29" style:family="paragraph" style:parent-style-name="Standard">
      <style:text-properties fo:font-weight="normal" officeooo:rsid="0044a626" officeooo:paragraph-rsid="0044a626" style:font-weight-asian="normal" style:font-weight-complex="normal"/>
    </style:style>
    <style:style style:name="P30" style:family="paragraph" style:parent-style-name="Standard">
      <style:text-properties fo:font-weight="normal" officeooo:paragraph-rsid="0044a626" style:font-weight-asian="normal" style:font-weight-complex="normal"/>
    </style:style>
    <style:style style:name="P31" style:family="paragraph" style:parent-style-name="Standard">
      <style:text-properties fo:font-weight="normal" officeooo:rsid="004592d7" officeooo:paragraph-rsid="004592d7" style:font-weight-asian="normal" style:font-weight-complex="normal"/>
    </style:style>
    <style:style style:name="P32" style:family="paragraph" style:parent-style-name="Standard">
      <style:text-properties fo:font-weight="normal" officeooo:rsid="00010fc4" officeooo:paragraph-rsid="001b8c61" fo:background-color="transparent" style:font-weight-asian="normal" style:font-weight-complex="normal"/>
    </style:style>
    <style:style style:name="P33" style:family="paragraph" style:parent-style-name="Standard">
      <style:paragraph-properties fo:text-align="start" style:justify-single-word="false"/>
      <style:text-properties fo:font-weight="normal" officeooo:paragraph-rsid="001b8c61" fo:background-color="transparent" style:font-weight-asian="normal" style:font-weight-complex="normal"/>
    </style:style>
    <style:style style:name="P34" style:family="paragraph" style:parent-style-name="Standard">
      <style:text-properties officeooo:paragraph-rsid="00153842"/>
    </style:style>
    <style:style style:name="P35" style:family="paragraph" style:parent-style-name="Standard">
      <style:text-properties fo:font-weight="bold" officeooo:rsid="0013b97f" officeooo:paragraph-rsid="0013b97f"/>
    </style:style>
    <style:style style:name="P36" style:family="paragraph" style:parent-style-name="Standard">
      <style:text-properties fo:font-weight="bold" officeooo:rsid="0016a78c" officeooo:paragraph-rsid="0016a78c"/>
    </style:style>
    <style:style style:name="P37" style:family="paragraph" style:parent-style-name="Standard">
      <style:text-properties fo:font-weight="bold" officeooo:rsid="001808c9" officeooo:paragraph-rsid="001a0785"/>
    </style:style>
    <style:style style:name="P38" style:family="paragraph" style:parent-style-name="Standard">
      <style:text-properties fo:font-weight="bold" officeooo:rsid="001808c9" officeooo:paragraph-rsid="001808c9"/>
    </style:style>
    <style:style style:name="P39" style:family="paragraph" style:parent-style-name="Standard">
      <style:text-properties fo:font-weight="bold" officeooo:rsid="001808c9" officeooo:paragraph-rsid="001a0785" style:font-weight-asian="normal" style:font-weight-complex="normal"/>
    </style:style>
    <style:style style:name="P40" style:family="paragraph" style:parent-style-name="Standard">
      <style:text-properties fo:font-weight="bold" officeooo:rsid="00198345" officeooo:paragraph-rsid="00198345"/>
    </style:style>
    <style:style style:name="P41" style:family="paragraph" style:parent-style-name="Standard">
      <style:text-properties fo:font-weight="bold" officeooo:rsid="0013b97f" officeooo:paragraph-rsid="0013b97f" style:font-weight-asian="bold" style:font-weight-complex="bold"/>
    </style:style>
    <style:style style:name="P42" style:family="paragraph" style:parent-style-name="Standard">
      <style:text-properties officeooo:rsid="0013dc2b" officeooo:paragraph-rsid="0013dc2b"/>
    </style:style>
    <style:style style:name="P43" style:family="paragraph" style:parent-style-name="Standard">
      <style:text-properties style:use-window-font-color="true" fo:font-weight="bold" officeooo:rsid="0013b97f" officeooo:paragraph-rsid="0013b97f" fo:background-color="transparent"/>
    </style:style>
    <style:style style:name="P44" style:family="paragraph" style:parent-style-name="Standard">
      <style:text-properties officeooo:rsid="0013b97f" officeooo:paragraph-rsid="0013b97f"/>
    </style:style>
    <style:style style:name="P45" style:family="paragraph" style:parent-style-name="Standard">
      <style:paragraph-properties fo:text-align="start" style:justify-single-word="false"/>
    </style:style>
    <style:style style:name="P46" style:family="paragraph" style:parent-style-name="Standard">
      <style:text-properties officeooo:rsid="00010fc4" officeooo:paragraph-rsid="001b8c61"/>
    </style:style>
    <style:style style:name="P47" style:family="paragraph" style:parent-style-name="Standard">
      <style:text-properties officeooo:paragraph-rsid="001b8c61"/>
    </style:style>
    <style:style style:name="P48" style:family="paragraph" style:parent-style-name="Standard">
      <style:text-properties style:font-name="Times New Roman" fo:font-size="12pt" fo:font-weight="bold" officeooo:rsid="0020663e" officeooo:paragraph-rsid="0020663e" style:font-size-asian="12pt" style:font-size-complex="12pt"/>
    </style:style>
    <style:style style:name="P49" style:family="paragraph" style:parent-style-name="Standard">
      <style:text-properties style:font-name="Times New Roman" fo:font-size="12pt" fo:font-weight="bold" officeooo:rsid="002ac5ea" officeooo:paragraph-rsid="002ac5ea" style:font-size-asian="12pt" style:font-size-complex="12pt"/>
    </style:style>
    <style:style style:name="P50" style:family="paragraph" style:parent-style-name="Standard">
      <style:text-properties style:font-name="Times New Roman" fo:font-size="12pt" fo:font-weight="normal" officeooo:rsid="0020663e" officeooo:paragraph-rsid="0020663e" style:font-size-asian="12pt" style:font-weight-asian="normal" style:font-size-complex="12pt" style:font-weight-complex="normal"/>
    </style:style>
    <style:style style:name="P51" style:family="paragraph" style:parent-style-name="Standard">
      <style:text-properties style:font-name="Times New Roman" fo:font-size="12pt" fo:font-weight="normal" officeooo:rsid="002ac5ea" officeooo:paragraph-rsid="002ac5ea" style:font-size-asian="12pt" style:font-weight-asian="normal" style:font-size-complex="12pt" style:font-weight-complex="normal"/>
    </style:style>
    <style:style style:name="P52" style:family="paragraph" style:parent-style-name="Standard">
      <style:text-properties style:font-name="Times New Roman" fo:font-size="12pt" fo:font-weight="normal" officeooo:rsid="002bb32a" officeooo:paragraph-rsid="002bb32a" style:font-size-asian="12pt" style:font-weight-asian="normal" style:font-size-complex="12pt" style:font-weight-complex="normal"/>
    </style:style>
    <style:style style:name="P53" style:family="paragraph" style:parent-style-name="Standard">
      <style:text-properties style:font-name="Times New Roman" fo:font-size="12pt" fo:font-weight="normal" officeooo:rsid="002bd303" officeooo:paragraph-rsid="002bd303" style:font-size-asian="12pt" style:font-weight-asian="normal" style:font-size-complex="12pt" style:font-weight-complex="normal"/>
    </style:style>
    <style:style style:name="P54" style:family="paragraph" style:parent-style-name="Standard">
      <style:text-properties style:font-name="Times New Roman" fo:font-size="12pt" fo:font-weight="normal" officeooo:rsid="002bd303" officeooo:paragraph-rsid="002c7407" style:font-size-asian="12pt" style:font-weight-asian="normal" style:font-size-complex="12pt" style:font-weight-complex="normal"/>
    </style:style>
    <style:style style:name="P55" style:family="paragraph" style:parent-style-name="Standard">
      <style:text-properties style:font-name="Times New Roman" fo:font-size="12pt" fo:font-weight="normal" officeooo:rsid="002e37be" officeooo:paragraph-rsid="002e37be" style:font-size-asian="12pt" style:font-weight-asian="normal" style:font-size-complex="12pt" style:font-weight-complex="normal"/>
    </style:style>
    <style:style style:name="P56" style:family="paragraph" style:parent-style-name="Standard">
      <style:text-properties style:font-name="Times New Roman" fo:font-size="12pt" fo:font-weight="normal" officeooo:rsid="002fd6b2" officeooo:paragraph-rsid="002fd6b2" style:font-size-asian="12pt" style:font-weight-asian="normal" style:font-size-complex="12pt" style:font-weight-complex="normal"/>
    </style:style>
    <style:style style:name="P57" style:family="paragraph" style:parent-style-name="Standard">
      <style:text-properties style:font-name="Times New Roman" fo:font-size="12pt" fo:font-weight="normal" officeooo:rsid="00303854" officeooo:paragraph-rsid="00303854" style:font-size-asian="12pt" style:font-weight-asian="normal" style:font-size-complex="12pt" style:font-weight-complex="normal"/>
    </style:style>
    <style:style style:name="P58" style:family="paragraph" style:parent-style-name="Standard">
      <style:text-properties style:font-name="Times New Roman" fo:font-size="12pt" fo:font-weight="normal" officeooo:rsid="00303854" officeooo:paragraph-rsid="003102c2" style:font-size-asian="12pt" style:font-weight-asian="normal" style:font-size-complex="12pt" style:font-weight-complex="normal"/>
    </style:style>
    <style:style style:name="P59" style:family="paragraph" style:parent-style-name="Standard">
      <style:text-properties style:font-name="Times New Roman" fo:font-size="12pt" fo:font-weight="normal" officeooo:rsid="003102c2" officeooo:paragraph-rsid="003102c2" style:font-size-asian="12pt" style:font-weight-asian="normal" style:font-size-complex="12pt" style:font-weight-complex="normal"/>
    </style:style>
    <style:style style:name="P60" style:family="paragraph" style:parent-style-name="Standard">
      <style:text-properties officeooo:paragraph-rsid="0026e2fc"/>
    </style:style>
    <style:style style:name="P61" style:family="paragraph" style:parent-style-name="Standard">
      <style:text-properties officeooo:paragraph-rsid="0013dc2b"/>
    </style:style>
    <style:style style:name="P62" style:family="paragraph" style:parent-style-name="Standard">
      <style:text-properties officeooo:rsid="00351b21" officeooo:paragraph-rsid="00351b21"/>
    </style:style>
    <style:style style:name="P63" style:family="paragraph" style:parent-style-name="Standard">
      <style:text-properties officeooo:paragraph-rsid="0036fb22"/>
    </style:style>
    <style:style style:name="P64" style:family="paragraph" style:parent-style-name="Standard">
      <style:text-properties officeooo:rsid="0037e016" officeooo:paragraph-rsid="0037e016"/>
    </style:style>
    <style:style style:name="P65" style:family="paragraph" style:parent-style-name="Standard">
      <style:text-properties officeooo:rsid="003a02ef" officeooo:paragraph-rsid="003a02ef"/>
    </style:style>
    <style:style style:name="P66" style:family="paragraph" style:parent-style-name="Standard">
      <style:text-properties officeooo:rsid="003bef1a" officeooo:paragraph-rsid="003bef1a"/>
    </style:style>
    <style:style style:name="P67" style:family="paragraph" style:parent-style-name="Standard">
      <style:text-properties officeooo:rsid="003d7110" officeooo:paragraph-rsid="003d7110"/>
    </style:style>
    <style:style style:name="P68" style:family="paragraph" style:parent-style-name="Standard">
      <style:text-properties officeooo:paragraph-rsid="003d7110"/>
    </style:style>
    <style:style style:name="P69" style:family="paragraph" style:parent-style-name="Standard">
      <style:text-properties officeooo:rsid="003f9d46" officeooo:paragraph-rsid="003f9d46"/>
    </style:style>
    <style:style style:name="P70" style:family="paragraph" style:parent-style-name="Standard">
      <style:text-properties officeooo:rsid="0041805c" officeooo:paragraph-rsid="0041805c"/>
    </style:style>
    <style:style style:name="P71" style:family="paragraph" style:parent-style-name="Text_20_body">
      <style:text-properties fo:font-weight="normal" officeooo:paragraph-rsid="0013b97f" style:font-weight-asian="normal" style:font-weight-complex="normal"/>
    </style:style>
    <style:style style:name="P72" style:family="paragraph" style:parent-style-name="Text_20_body">
      <style:paragraph-properties fo:background-color="transparent">
        <style:background-image/>
      </style:paragraph-properties>
    </style:style>
    <style:style style:name="P73" style:family="paragraph" style:parent-style-name="Text_20_body">
      <style:paragraph-properties fo:background-color="transparent">
        <style:background-image/>
      </style:paragraph-properties>
      <style:text-properties style:use-window-font-color="true" fo:background-color="transparent"/>
    </style:style>
    <style:style style:name="P74" style:family="paragraph" style:parent-style-name="Standard" style:master-page-name="Standard">
      <style:paragraph-properties style:page-number="auto"/>
      <style:text-properties fo:font-weight="bold" officeooo:rsid="0013b97f" officeooo:paragraph-rsid="0013b97f"/>
    </style:style>
    <style:style style:name="P75" style:family="paragraph" style:parent-style-name="Standard">
      <style:text-properties fo:font-weight="normal" officeooo:rsid="001808c9" officeooo:paragraph-rsid="001a0785" style:font-weight-asian="normal" style:font-weight-complex="normal"/>
    </style:style>
    <style:style style:name="P76" style:family="paragraph" style:parent-style-name="Standard">
      <style:text-properties fo:font-weight="normal" officeooo:rsid="002bb32a" officeooo:paragraph-rsid="00488967" style:font-weight-asian="normal" style:font-weight-complex="normal"/>
    </style:style>
    <style:style style:name="P77" style:family="paragraph" style:parent-style-name="Standard">
      <style:text-properties style:font-name="Times New Roman" fo:font-size="12pt" fo:font-weight="normal" officeooo:rsid="00289302" officeooo:paragraph-rsid="00289302" style:font-size-asian="12pt" style:font-weight-asian="normal" style:font-size-complex="12pt" style:font-weight-complex="normal"/>
    </style:style>
    <style:style style:name="P78" style:family="paragraph" style:parent-style-name="Standard">
      <style:paragraph-properties fo:text-align="start" style:justify-single-word="false"/>
      <style:text-properties style:font-name="Georgia" fo:font-size="10pt" style:font-size-asian="10pt"/>
    </style:style>
    <style:style style:name="P79" style:family="paragraph" style:parent-style-name="Standard">
      <style:paragraph-properties fo:text-align="start" style:justify-single-word="false"/>
      <style:text-properties style:font-name="0" fo:font-size="10pt" fo:font-weight="normal" officeooo:rsid="00010fc4" officeooo:paragraph-rsid="001b8c61" style:font-size-asian="10pt" style:font-weight-asian="normal" style:font-weight-complex="normal"/>
    </style:style>
    <style:style style:name="P80" style:family="paragraph" style:parent-style-name="Standard">
      <style:text-properties style:font-name="0" fo:font-size="10pt" fo:font-weight="normal" officeooo:rsid="00010fc4" officeooo:paragraph-rsid="001b8c61" style:font-size-asian="10pt" style:font-weight-asian="normal" style:font-weight-complex="normal"/>
    </style:style>
    <style:style style:name="P81" style:family="paragraph" style:parent-style-name="Standard">
      <style:paragraph-properties fo:text-align="start" style:justify-single-word="false"/>
      <style:text-properties style:font-name="0" fo:font-size="10pt" fo:font-weight="normal" officeooo:rsid="00021587" officeooo:paragraph-rsid="001b8c61" style:font-size-asian="10pt" style:font-weight-asian="normal" style:font-weight-complex="normal"/>
    </style:style>
    <style:style style:name="P82" style:family="paragraph" style:parent-style-name="Standard">
      <style:paragraph-properties fo:text-align="start" style:justify-single-word="false"/>
      <style:text-properties style:font-name="0" fo:font-size="10pt" fo:font-weight="normal" officeooo:paragraph-rsid="001b8c61" style:font-size-asian="10pt" style:font-weight-asian="normal" style:font-weight-complex="normal"/>
    </style:style>
    <style:style style:name="P83" style:family="paragraph" style:parent-style-name="Standard">
      <style:text-properties style:font-name="0" fo:font-size="10pt" fo:font-weight="normal" officeooo:rsid="00010fc4" officeooo:paragraph-rsid="001b8c61" fo:background-color="transparent" style:font-size-asian="10pt" style:font-weight-asian="normal" style:font-weight-complex="normal"/>
    </style:style>
    <style:style style:name="P84" style:family="paragraph" style:parent-style-name="Standard">
      <style:paragraph-properties fo:text-align="start" style:justify-single-word="false"/>
      <style:text-properties style:font-name="0" fo:font-size="10pt" fo:font-weight="normal" officeooo:paragraph-rsid="001b8c61" fo:background-color="transparent" style:font-size-asian="10pt" style:font-weight-asian="normal" style:font-weight-complex="normal"/>
    </style:style>
    <style:style style:name="P85" style:family="paragraph" style:parent-style-name="Standard">
      <style:text-properties fo:font-weight="bold" officeooo:rsid="0013b97f" officeooo:paragraph-rsid="00488967" style:font-weight-asian="bold" style:font-weight-complex="bold"/>
    </style:style>
    <style:style style:name="T1" style:family="text">
      <style:text-properties fo:font-weight="bold"/>
    </style:style>
    <style:style style:name="T2" style:family="text">
      <style:text-properties fo:font-weight="bold" officeooo:rsid="0013b97f"/>
    </style:style>
    <style:style style:name="T3" style:family="text">
      <style:text-properties fo:font-weight="bold"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13dc2b" style:font-weight-asian="bold" style:font-weight-complex="bold"/>
    </style:style>
    <style:style style:name="T6" style:family="text">
      <style:text-properties fo:font-weight="bold" officeooo:rsid="0016a78c" style:font-weight-asian="bold" style:font-weight-complex="bold"/>
    </style:style>
    <style:style style:name="T7" style:family="text">
      <style:text-properties fo:font-weight="bold" officeooo:rsid="001808c9" style:font-weight-asian="bold" style:font-weight-complex="bold"/>
    </style:style>
    <style:style style:name="T8" style:family="text">
      <style:text-properties fo:font-weight="bold" officeooo:rsid="00198345" style:font-weight-asian="bold" style:font-weight-complex="bold"/>
    </style:style>
    <style:style style:name="T9" style:family="text">
      <style:text-properties fo:font-weight="bold" officeooo:rsid="001a0785" style:font-weight-asian="bold" style:font-weight-complex="bold"/>
    </style:style>
    <style:style style:name="T10" style:family="text">
      <style:text-properties fo:font-weight="bold" officeooo:rsid="002c7407" style:font-weight-asian="bold" style:font-weight-complex="bold"/>
    </style:style>
    <style:style style:name="T11" style:family="text">
      <style:text-properties fo:font-weight="bold" officeooo:rsid="003d7110" style:font-weight-asian="bold" style:font-weight-complex="bold"/>
    </style:style>
    <style:style style:name="T12" style:family="text">
      <style:text-properties fo:font-weight="bold" officeooo:rsid="0044a626" style:font-weight-asian="bold" style:font-weight-complex="bold"/>
    </style:style>
    <style:style style:name="T13" style:family="text">
      <style:text-properties fo:font-weight="bold" officeooo:rsid="00488967" style:font-weight-asian="bold" style:font-weight-complex="bold"/>
    </style:style>
    <style:style style:name="T14" style:family="text">
      <style:text-properties fo:font-weight="bold" officeooo:rsid="00153842"/>
    </style:style>
    <style:style style:name="T15" style:family="text">
      <style:text-properties fo:font-weight="bold" fo:background-color="#ffff00" style:font-weight-asian="bold" style:font-weight-complex="bold"/>
    </style:style>
    <style:style style:name="T16" style:family="text">
      <style:text-properties fo:font-weight="bold" officeooo:rsid="0013dc2b" fo:background-color="#ffff00" style:font-weight-asian="bold" style:font-weight-complex="bold"/>
    </style:style>
    <style:style style:name="T17" style:family="text">
      <style:text-properties fo:font-style="italic"/>
    </style:style>
    <style:style style:name="T18" style:family="text">
      <style:text-properties fo:font-style="italic" officeooo:rsid="0013b97f"/>
    </style:style>
    <style:style style:name="T19" style:family="text">
      <style:text-properties fo:font-style="italic" fo:font-weight="normal" style:font-weight-asian="normal" style:font-weight-complex="normal"/>
    </style:style>
    <style:style style:name="T20" style:family="text">
      <style:text-properties officeooo:rsid="0013b97f"/>
    </style:style>
    <style:style style:name="T21" style:family="text">
      <style:text-properties fo:font-weight="normal" style:font-weight-asian="normal" style:font-weight-complex="normal"/>
    </style:style>
    <style:style style:name="T22" style:family="text">
      <style:text-properties fo:font-weight="normal" officeooo:rsid="0036fb22" style:font-weight-asian="normal" style:font-weight-complex="normal"/>
    </style:style>
    <style:style style:name="T23" style:family="text">
      <style:text-properties style:font-name="Georgia" fo:font-size="10pt" style:font-size-asian="10pt"/>
    </style:style>
    <style:style style:name="T24" style:family="text">
      <style:text-properties officeooo:rsid="0013dc2b"/>
    </style:style>
    <style:style style:name="T25" style:family="text">
      <style:text-properties style:use-window-font-color="true" fo:font-weight="bold" fo:background-color="transparent" style:font-weight-asian="bold" style:font-weight-complex="bold"/>
    </style:style>
    <style:style style:name="T26" style:family="text">
      <style:text-properties style:use-window-font-color="true" fo:background-color="transparent"/>
    </style:style>
    <style:style style:name="T27" style:family="text">
      <style:text-properties officeooo:rsid="0016a78c"/>
    </style:style>
    <style:style style:name="T28" style:family="text">
      <style:text-properties officeooo:rsid="001808c9"/>
    </style:style>
    <style:style style:name="T29" style:family="text">
      <style:text-properties officeooo:rsid="00198345"/>
    </style:style>
    <style:style style:name="T30" style:family="text">
      <style:text-properties officeooo:rsid="001a0785"/>
    </style:style>
    <style:style style:name="T31" style:family="text">
      <style:text-properties fo:background-color="#ffff00"/>
    </style:style>
    <style:style style:name="T32" style:family="text">
      <style:text-properties officeooo:rsid="001a0785" fo:background-color="#ffff00"/>
    </style:style>
    <style:style style:name="T33" style:family="text">
      <style:text-properties officeooo:rsid="0013dc2b" fo:background-color="#ffff00"/>
    </style:style>
    <style:style style:name="T34" style:family="text">
      <style:text-properties officeooo:rsid="00488967" fo:background-color="#ffff00"/>
    </style:style>
    <style:style style:name="T35" style:family="text">
      <style:text-properties style:font-name="0" fo:font-size="10pt" style:font-size-asian="10pt"/>
    </style:style>
    <style:style style:name="T36" style:family="text">
      <style:text-properties style:font-name="0" fo:font-size="10pt" fo:font-weight="bold" fo:background-color="#ffff00" style:font-size-asian="10pt" style:font-weight-asian="bold" style:font-weight-complex="bold"/>
    </style:style>
    <style:style style:name="T37" style:family="text">
      <style:text-properties style:font-name="0" fo:font-size="10pt" fo:font-weight="bold" style:font-size-asian="10pt" style:font-weight-asian="bold" style:font-weight-complex="bold"/>
    </style:style>
    <style:style style:name="T38" style:family="text">
      <style:text-properties style:font-name="0" fo:font-size="10pt" fo:font-weight="bold" fo:background-color="transparent" style:font-size-asian="10pt" style:font-weight-asian="bold" style:font-weight-complex="bold"/>
    </style:style>
    <style:style style:name="T39" style:family="text">
      <style:text-properties style:font-name="0" fo:font-size="10pt" fo:background-color="#ffff00" style:font-size-asian="10pt"/>
    </style:style>
    <style:style style:name="T40" style:family="text">
      <style:text-properties style:font-name="0" fo:font-size="10pt" fo:background-color="#00ff00" style:font-size-asian="10pt"/>
    </style:style>
    <style:style style:name="T41" style:family="text">
      <style:text-properties style:font-name="0" fo:font-size="10pt" fo:font-weight="normal" officeooo:rsid="0023b859" style:font-size-asian="10pt" style:font-weight-asian="normal" style:font-weight-complex="normal"/>
    </style:style>
    <style:style style:name="T42" style:family="text">
      <style:text-properties style:font-name="0" fo:font-size="12pt" officeooo:rsid="00322f74" style:font-size-asian="12pt" style:font-size-complex="12pt"/>
    </style:style>
    <style:style style:name="T43" style:family="text">
      <style:text-properties style:text-outline="false" style:text-line-through-style="none" fo:font-style="normal" fo:text-shadow="none" style:text-underline-style="none" fo:font-weight="normal" style:font-style-asian="normal" style:font-weight-asian="normal" style:text-emphasize="none"/>
    </style:style>
    <style:style style:name="T44" style:family="text">
      <style:text-properties style:text-outline="false" style:text-line-through-style="none" fo:font-style="normal" fo:text-shadow="none" style:text-underline-style="none" fo:font-weight="normal" fo:background-color="#ffff00" style:font-style-asian="normal" style:font-weight-asian="normal" style:text-emphasize="none"/>
    </style:style>
    <style:style style:name="T45" style:family="text">
      <style:text-properties style:text-outline="false" style:text-line-through-style="none" fo:font-style="normal" fo:text-shadow="none" style:text-underline-style="none" style:font-style-asian="normal" style:font-weight-asian="bold" style:text-emphasize="none"/>
    </style:style>
    <style:style style:name="T46" style:family="text">
      <style:text-properties fo:font-size="12pt" officeooo:rsid="001808c9" style:font-size-asian="12pt" style:font-size-complex="12pt"/>
    </style:style>
    <style:style style:name="T47" style:family="text">
      <style:text-properties officeooo:rsid="0023b859"/>
    </style:style>
    <style:style style:name="T48" style:family="text">
      <style:text-properties officeooo:rsid="002ac5ea"/>
    </style:style>
    <style:style style:name="T49" style:family="text">
      <style:text-properties officeooo:rsid="002c7407"/>
    </style:style>
    <style:style style:name="T50" style:family="text">
      <style:text-properties officeooo:rsid="003d7110"/>
    </style:style>
    <style:style style:name="T51" style:family="text">
      <style:text-properties fo:background-color="#f8c9ac"/>
    </style:style>
    <style:style style:name="T52" style:family="text">
      <style:text-properties officeooo:rsid="0044a626"/>
    </style:style>
    <style:style style:name="T53" style:family="text">
      <style:text-properties officeooo:rsid="00488967"/>
    </style:style>
    <style:style style:name="T54" style:family="text">
      <style:text-properties officeooo:rsid="00488967"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About the greatest commandment and the LAW.</text:p>
      <text:p text:style-name="P85"><text:span text:style-name="T53">-------------------</text:span></text:p>
      <text:p text:style-name="P85"><text:span text:style-name="T53"/></text:p>
      <text:p text:style-name="P85"><text:span text:style-name="T53"/></text:p>
      <text:p text:style-name="P17"><text:span text:style-name="T47">TTTA </text:span>Foreword: </text:p>
      <text:p text:style-name="P17">Second, It teaches a moral lesson and proves the <text:span text:style-name="T4">natural laws</text:span> laid down in the Bible.</text:p>
      <text:p text:style-name="P8"/>
      <text:p text:style-name="P18"><text:span text:style-name="T47">TTTA </text:span>Foreword: </text:p>
      <text:p text:style-name="P18">The future will become an open book. You will know that by following the <text:span text:style-name="T4">laws</text:span> laid down in the Bible, man’s last great enemy, Death, will be overcome and will understand why Jesus rose on the third day and rested on the seventh day.</text:p>
      <text:p text:style-name="P19"/>
      <text:p text:style-name="P21">TTTA pg. 18.</text:p>
      <text:p text:style-name="P60"><text:span text:style-name="T41"><text:s/>Gal. </text:span><text:span text:style-name="T35">5: 14, “For all the </text:span><text:span text:style-name="T38">law</text:span><text:span text:style-name="T35"> is fulfilled in one word, even in this, Thou shalt love thy neighbor as thyself.”</text:span></text:p>
      <text:p text:style-name="P9"/>
      <text:p text:style-name="P20">TTTA pg. 19.</text:p>
      <text:p text:style-name="P20">The minister talked about the great work of faith and said that faith without works is dead; but that there could be no faith without love because love was the greatest of all things. That God was love, and that<text:span text:style-name="T31"> love was the fulfilling of the </text:span><text:span text:style-name="T15">law</text:span>, “For God so loved the world that he gave his only begotten son that whomsoever believeth on Him might not perish, but have everlasting life.”</text:p>
      <text:p text:style-name="P4"/>
      <text:p text:style-name="P22">TTTA pg. 19.</text:p>
      <text:p text:style-name="P22">Because love is the<text:span text:style-name="T4"> law of harmony</text:span>, and the power that created the universe, it is the only power that can prevent destruction, war and human death, but with true love we can overcome the last great enemy, death.</text:p>
      <text:p text:style-name="P22"/>
      <text:p text:style-name="P22">TTTA pg. 41</text:p>
      <text:p text:style-name="P22">He began to read all the magazines along the lines of science and invention and studied the Bible in order to understand <text:span text:style-name="T4">natural law</text:span> and know how to apply it.</text:p>
      <text:p text:style-name="P22"/>
      <text:p text:style-name="P23">TTTA pg. 60</text:p>
      <text:p text:style-name="P23">And the Lord said unto me, Son of man, mark well, and behold with thine eyes, and hear with thine ears, all that I say unto thee concerning all the ordinances of the house of the Lord, and all the <text:span text:style-name="T4">laws</text:span> thereof; and mark well the entering in of the house, with every going forth of the sanctuary.</text:p>
      <text:p text:style-name="P23"/>
      <text:p text:style-name="P6">TTTA pg. 74</text:p>
      <text:p text:style-name="P4"><text:span text:style-name="T30">If we make calculations from the date and place of birth, I think we can determine what our future is to be, and in this way </text:span><text:span text:style-name="T32">live according to cause and effect</text:span><text:span text:style-name="T30">, which is </text:span><text:span text:style-name="T9">God's divine law</text:span><text:span text:style-name="T30">.</text:span></text:p>
      <text:p text:style-name="P37"><text:s/></text:p>
      <text:p text:style-name="P77">TTTA pg. 75</text:p>
      <text:p text:style-name="P23">In making my predictions I use geometry and mathematics, just as the astronomer does, based on<text:span text:style-name="T4"> immutable laws</text:span>.</text:p>
      <text:p text:style-name="P24">I am a believer in the Bible. It is the most wonderful book ever written, a book of science, <text:soft-page-break/>philosophy and religion. I claim that <text:span text:style-name="T4">all scientific laws</text:span> are laid down in the Bible if a person knows where to find them. <text:s/>Refer to St. Matthew 7: 7, which says:</text:p>
      <text:p text:style-name="P24"/>
      <text:p text:style-name="P24"><text:span text:style-name="T48">TTTA </text:span>pg. 77</text:p>
      <text:p text:style-name="P24">The great <text:span text:style-name="T4">law of vibration</text:span> is based on like producing like. <text:span text:style-name="T31">Like causes produce like effects</text:span>. Wireless telegraphy, the phonograph and the radio are based on this <text:span text:style-name="T4">law</text:span>. The limit of future predictions based on exact <text:span text:style-name="T4">mathematical</text:span> <text:span text:style-name="T4">law</text:span> is only restricted by lack of knowledge of correct data on past history to work from. It is just as easy to figure 100 years or 1000 years in the future as one or two years ahead, if you have the correct starting point and know the cycle which is going to be repeated.</text:p>
      <text:p text:style-name="P24"/>
      <text:p text:style-name="P26">TTTA pg. 78</text:p>
      <text:p text:style-name="P76"><text:span text:style-name="T53">"How do I forecast future cycles?" you may ask. In order to forecast future cycles, the most important thing is to begin right, for if we have the right beginning, we will get the right ending. If we know the</text:span><text:span text:style-name="T54"> cause of the effect, then there can be no doubt about predicting the future event or effect. I have always looked for causes and when once I determine a cause I can always be sure of the effect or fu</text:span><text:span text:style-name="T53">ture event which I predict. IT IS NOT MY AIM TO EXPLAIN </text:span><text:span text:style-name="T34">THE CAUSE OF CYCLES. </text:span><text:span text:style-name="T53">The general public is not yet ready for it and probably would not </text:span><text:span text:style-name="T13">understand</text:span><text:span text:style-name="T53"> or </text:span><text:span text:style-name="T13">believe</text:span><text:span text:style-name="T53"> </text:span><text:span text:style-name="T13">it</text:span><text:span text:style-name="T53"> if I explained it.</text:span></text:p>
      <text:p text:style-name="P26"/>
      <text:p text:style-name="P25">TTTA pg. 78</text:p>
      <text:p text:style-name="P25">In every<text:span text:style-name="T4"> law of nature</text:span> there is a major and a minor; a positive, a negative, and a neutral. Therefore, in cycles there must be a lesser, a greater and intermediate cycle, or cycles within cycles. Like Ezekiel says: "Wheel within a wheel.”</text:p>
      <text:p text:style-name="P25"/>
      <text:p text:style-name="P25">TTTA pg. 127</text:p>
      <text:p text:style-name="P25">The Bible tells us things we get nowhere else. It tells us of the beginning, for only God was in the beginning. <text:s/>It tells of the beginning of creation, the beginning of the human race, the beginning of the human family; the beginning of sin, the beginning of redemption; the beginning of the arts, sciences, music, agriculture, of nations and languages. Of the Hebrews, of <text:span text:style-name="T4">law</text:span>, etc.</text:p>
      <text:p text:style-name="P25"/>
      <text:p text:style-name="P50">TTTA pg. 99-100</text:p>
      <text:p text:style-name="P48"><text:span text:style-name="T43">He did not believe that God would inflict upon any of his children eternal punishment but thought that </text:span><text:span text:style-name="T44">whatsoever a man soweth, that shall he also reap</text:span><text:span text:style-name="T43"> and that we receive our <text:s/></text:span><text:span text:style-name="T45">reward</text:span><text:span text:style-name="T43"> here upon earth. <text:s/>He told her that the Bible plainly said that the kingdom of heaven is within us and he believed it. If we kept our conscience clear and did unto others as we would like to have them do unto us, he believed we would find our heaven and our </text:span><text:span text:style-name="T45">reward</text:span><text:span text:style-name="T43"> here upon earth.</text:span></text:p>
      <text:p text:style-name="P50"/>
      <text:p text:style-name="P51">TTTA pg. 189-190</text:p>
      <text:p text:style-name="P51">He said that when the day came when men were ruled by the <text:span text:style-name="T4">law of love </text:span>and <text:span text:style-name="T4">understood</text:span>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text:span text:style-name="T4"> law of love and justice</text:span>, that it was God’s will that it become the <text:soft-page-break/>most prosperous country and the banking nation of the world.</text:p>
      <text:p text:style-name="P49"/>
      <text:p text:style-name="P52">TTTA pg. 200</text:p>
      <text:p text:style-name="P52">Also told the history of Daniel Sully; how he made $10,000,000 to $15,000,000 in the Cotton market, but by violating <text:span text:style-name="T4">natural laws </text:span>lost it all in a few days in the crash of Cotton in March, 1904, and then disappeared from the financial horizon.</text:p>
      <text:p text:style-name="P52">TTTA pg. 201</text:p>
      <text:p text:style-name="P52">How Allen A. Ryan, at the height of his fame, when he defied the Gods of Chance and the <text:span text:style-name="T4">unwritten law of Wall Street</text:span> with the result that his millions were all lost, had to go thru bankruptcy and paid only about twenty cents on each one hundred dollars.</text:p>
      <text:p text:style-name="P52"/>
      <text:p text:style-name="P52">TTTA pg. 202</text:p>
      <text:p text:style-name="P52">Robert explained to Mr. Watson that he was not guessing and gambling on hope but was following science and not trading on human judgment as he followed the<text:span text:style-name="T4"> law of cycles</text:span> as laid down in the Holy Bible.</text:p>
      <text:p text:style-name="P52"/>
      <text:p text:style-name="P53">TTTA pg. 202-203</text:p>
      <text:p text:style-name="P54">Thomas W. <text:span text:style-name="T4">Lawson</text:span>, the man who wrote, ‘Friday the 13th,’ was one of the most daring traders that Wall Street has ever known, worth at one time probably forty to fifty million dollars. He, too, died practically penniless. <text:s/>At one time <text:span text:style-name="T4">Lawson</text:span> had the backing of the Standard Oil crowd and turned against them after they had helped him to make millions. In my opinion, he cut off the hand that fed him and his ruthless attack on men who had been his friends, was the cause of his downfall. <text:s/><text:span text:style-name="T49">Men must be loyal to positions of trust and not reveal secrets of great financial deals by which they profited.” Robert said that was his idea. As long as a man remained loyal to his mother, his country, his associates; above all his wife or sweetheart, success was bound to crown his efforts. He believed in the</text:span><text:span text:style-name="T10"> law of compensation</text:span><text:span text:style-name="T49">; that when a man broke faith with others, he had broken faith with himself, and that failure would follow.</text:span></text:p>
      <text:p text:style-name="P53"/>
      <text:p text:style-name="P55">TTTA pg. 204</text:p>
      <text:p text:style-name="P55">“Mr. Watson,” said Robert, "I believe that if a man starts out to make money for unselfish purposes, he will succeed. That is what I am going to do. Your experience is very valuable to me. Your intimate knowledge of the cause of the failures of other men is a good lesson. <text:s/>I have studied the Bible very carefully because I believe it is the greatest scientific book ever written. <text:s/>The <text:span text:style-name="T4">laws</text:span> are plainly laid down how to make a success. <text:s/>There is a time and a season for everything, and if a man does things according to the time, he will succeed. <text:s/>The Bible makes it plain that not all are born to be prophets, nor to be farmers, doctors or <text:span text:style-name="T4">lawyers</text:span>, but that each can succeed in his own special line, according to time and place.</text:p>
      <text:p text:style-name="P55"/>
      <text:p text:style-name="P56">TTTA pg. 205</text:p>
      <text:p text:style-name="P56">Mr. Watson answered, “He stuck to one class of stocks -- railroads. He studied them day and night, never diverted his attention to other lines. I believe that he possessed some mathematical method which enabled him to forecast stocks many months and years in advance. I have gone over his manipulations and the stocks he traded in, and found that they conform closely to the <text:span text:style-name="T4">law of harmonic analysis</text:span>. He certainly knew something <text:soft-page-break/>about time and season because he bought at the right time and sold at the right time. He paid a great price for his success, because he neglected his health, sacrificed everything to make his railroads a success and died too young.</text:p>
      <text:p text:style-name="P56"/>
      <text:p text:style-name="P57">TTTA pg. 216</text:p>
      <text:p text:style-name="P57"><text:span text:style-name="T31">Love was the fulfilling of the </text:span><text:span text:style-name="T15">law</text:span><text:span text:style-name="T31"> and </text:span><text:span text:style-name="T15">reward</text:span><text:span text:style-name="T31"> was promised for obedience to that law.</text:span> The more he read the Bible the more he was convinced of its great value and that all of the knowledge and instruction that man needed for any purpose or at any time, was to be found in that good old book.</text:p>
      <text:p text:style-name="P59">TTTA pg. 221</text:p>
      <text:p text:style-name="P59">There will be trouble with foreign countries over immigration <text:span text:style-name="T4">laws</text:span>.</text:p>
      <text:p text:style-name="P59"/>
      <text:p text:style-name="P59">TTTA pg. 227</text:p>
      <text:p text:style-name="P59">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text:span text:style-name="T4">laws</text:span> laid down in the Bible for foretelling the future course of cotton, grain and stocks; had built the most marvelous airplane of the age; […]</text:p>
      <text:p text:style-name="P58"/>
      <text:p text:style-name="P6">TTTA pg. 248 </text:p>
      <text:p text:style-name="P27"><text:span text:style-name="T28">While it is a very peculiar case, the events were not accidents at all but the result of </text:span><text:span text:style-name="T7">Natural</text:span><text:span text:style-name="T28"> </text:span><text:span text:style-name="T7">Law</text:span><text:span text:style-name="T28">.</text:span><text:span text:style-name="T46"> <text:s/></text:span><text:span text:style-name="T42">The young lady still lives and I believe will again come into your life three or four years later.</text:span></text:p>
      <text:p text:style-name="P39"/>
      <text:p text:style-name="P12">TTTA pg. 265.</text:p>
      <text:p text:style-name="P61"><text:span text:style-name="T24">After this, Robert was much more cheerful and hopeful. <text:s/>His own mind told him that he was at last on the right track. He thought of the </text:span><text:span text:style-name="T5">laws</text:span><text:span text:style-name="T24"> laid down in the Bible; remembered what Jesus said when they asked him for a sign that the Son of man would remain three days and three nights in the heart of the earth, then rise and ascend to heaven. Robert knew the meaning of this. He knew that sorrows, sufferings and disappointment had to come before joy and happiness; for every day of sunshine comes a night of darkness, for every aching in the heart there is a returning flow. <text:s/>That all the </text:span><text:span text:style-name="T5">laws of Nature</text:span><text:span text:style-name="T24"> taught the </text:span><text:span text:style-name="T5">eternal</text:span><text:span text:style-name="T24"> </text:span><text:span text:style-name="T16">law</text:span><text:span text:style-name="T33"> of action and reaction</text:span><text:span text:style-name="T24">. He took great comfort in this; knew that the promise was laid down in the Bible of great </text:span><text:span text:style-name="T5">reward</text:span><text:span text:style-name="T24"> for love and faithfulness and he felt very happy because he believed "Laughing Waters'" story that Marie would come into his life again.</text:span></text:p>
      <text:p text:style-name="P62">Robert remained a few days longer at Silver Springs. <text:s/>Enjoyed being with Lady Bersford and told her of his understanding of the Bible and<text:span text:style-name="T4"> natural laws</text:span>.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honor of any man on earth except Jesus Christ, because he was following <text:span text:style-name="T21">the</text:span><text:span text:style-name="T4"> law of love </text:span>and <text:span text:style-name="T21">that</text:span> <text:span text:style-name="T4">law</text:span> would bring to him his own Marie and he would <text:soft-page-break/>spend many happy years with her.</text:p>
      <text:p text:style-name="P62"/>
      <text:p text:style-name="P13">TTTA pg. 266.</text:p>
      <text:p text:style-name="P63"><text:span text:style-name="T22">Her reward for being unselfish and trying to help him was his appreciation, she said. This attitude on the part of Lady Bersford was a great comfort to Robert and gave him more faith in the Bible. </text:span><text:span text:style-name="T24">He knew that the </text:span><text:span text:style-name="T5">law</text:span><text:span text:style-name="T24"> that "</text:span><text:span text:style-name="T33">whatsoever a man soweth, he shall also reap</text:span><text:span text:style-name="T24">" was a </text:span><text:span text:style-name="T5">divine law</text:span><text:span text:style-name="T24"> and a</text:span><text:span text:style-name="T5"> natural law</text:span><text:span text:style-name="T24">, that no man could break it or evade it, and that his </text:span><text:span text:style-name="T5">reward</text:span><text:span text:style-name="T24"> was just as sure as the </text:span><text:span text:style-name="T5">law</text:span><text:span text:style-name="T24"> was inevitable. He had read Emerson's "Essay on Compensation," and strongly believed that. He said to Lady Bersford, "Your </text:span><text:span text:style-name="T5">reward</text:span><text:span text:style-name="T24"> is </text:span><text:span text:style-name="T24">sure, because you are doing right, giving out the best you can to help others, and only good will return to you."</text:span></text:p>
      <text:p text:style-name="P42"/>
      <text:p text:style-name="P64">TTTA pg. 270</text:p>
      <text:p text:style-name="P64">Ocklawaha</text:p>
      <text:p text:style-name="P64"/>
      <text:p text:style-name="P64">TTTA pg. 271</text:p>
      <text:p text:style-name="P64">Walter told him that he had already tested it and that Edna had such confidence in him, she had taken the gas, remained asleep for 7 days, and felt no ill effects. Walter knew just exactly why it worked, because he was a great chemist and knew the <text:span text:style-name="T4">natural law </text:span>behind the discovery.</text:p>
      <text:p text:style-name="P64"/>
      <text:p text:style-name="P65">TTTA pg. 331</text:p>
      <text:p text:style-name="P65">All men are brothers and it is God’s will that they should dwell together on the earth in peace. This great war, the last of all, is brought about to teach men that they can not defy <text:span text:style-name="T4">the laws of God.</text:span></text:p>
      <text:p text:style-name="P65"/>
      <text:p text:style-name="P65">TTTA pg. 334</text:p>
      <text:p text:style-name="P65">“I have demonstrated in the past that every <text:span text:style-name="T4">law</text:span> laid down in the Bible is provable, every prophecy has been fulfilled or will be fulfilled. […]</text:p>
      <text:p text:style-name="P65"/>
      <text:p text:style-name="P66">TTTA pg. 336</text:p>
      <text:p text:style-name="P66">I plainly see now that it is God’s intention to teach man thru trials, sorrow and bitter experiences to reverence and respect <text:span text:style-name="T4">the</text:span> <text:span text:style-name="T4">law</text:span> which he has laid down for man to follow. Man must learn to love his neighbor as himself and to do unto others as he would have them do unto him. When that <text:span text:style-name="T4">law</text:span> is <text:span text:style-name="T4">understood</text:span> and obeyed, then men will no longer want to make war because war is not based on brotherly love, but on greed, jealousy and hatred.</text:p>
      <text:p text:style-name="P66"/>
      <text:p text:style-name="P67">TTTA pg. 348</text:p>
      <text:p text:style-name="P68"><text:span text:style-name="T50">He said: "Lord, thou workest in mysterious ways thy wonders to perform. I know that by faith and thru faith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ext:span><text:span text:style-name="T11">the law of love</text:span><text:span text:style-name="T50">, it be a part of thy </text:span><text:span text:style-name="T11">divine plan </text:span><text:span text:style-name="T50">to return to me in safety my beloved Marie.</text:span></text:p>
      <text:p text:style-name="P67"><text:soft-page-break/></text:p>
      <text:p text:style-name="P69">TTTA pg. 370</text:p>
      <text:p text:style-name="P69">And again the 25th verse: "And he shall speak great words against the Most High, and shall wear out the saints of the Most High, and think to change times and <text:span text:style-name="T4">laws</text:span>; and they shall be given into his hand, until a time and times and the dividing of time."</text:p>
      <text:p text:style-name="P69"/>
      <text:p text:style-name="P70">TTTA pg. 372</text:p>
      <text:p text:style-name="P70">He read Daniel 7: 25: "And he shall speak great words against the Most High, and shall wear out the saints of the Most High, and think to change times and <text:span text:style-name="T4">laws</text:span>: and they shall be given into his hand, until a time and times and the dividing of time."</text:p>
      <text:p text:style-name="P70"/>
      <text:p text:style-name="P70">TTTA pg. 403</text:p>
      <text:p text:style-name="P70">Peace terms are out of my hands. When this country was in dire peril and our cause seemed hopeless and lost, -- when your demands were to take our country, our name, our honor, -- at that time we placed our fate in the hands of a lone man Robert Gordon and made him Supreme Commander of all of the Armies of the United States. <text:span text:style-name="T31">His will is </text:span><text:span text:style-name="T15">law</text:span><text:span text:style-name="T31">.</text:span> You will have to deal with him, no one else has authority or will be given authority.</text:p>
      <text:p text:style-name="P70"/>
      <text:p text:style-name="P10">TTTA pg. 407</text:p>
      <text:p text:style-name="P28">When it had died down, General Pearson stepped to the center of the platform, and grasped the Supreme Commander's hand and raised it before the vast throng and said, "Commanders, rulers, kings and officials of all nations, this is our lord and <text:span text:style-name="T51">master</text:span>, <text:span text:style-name="T31">whose will is </text:span><text:span text:style-name="T15">law</text:span>. <text:s/>Whatever he says, we will abide by.</text:p>
      <text:p text:style-name="P11">TTTA pg. 407</text:p>
      <text:p text:style-name="P2"><text:span text:style-name="T27">We expect to be one united people and follow the </text:span><text:span text:style-name="T6">law</text:span><text:span text:style-name="T27"> laid down in the Bible, 'Love thy neighbor as thyself.' <text:s/>Then there can be no more wars.</text:span></text:p>
      <text:p text:style-name="P36"/>
      <text:p text:style-name="P10">TTTA pg. 410</text:p>
      <text:p text:style-name="P29">When the final articles are drawn and the territory of the United States is divided and allotted according to the plan laid down by Ezekiel and according to science, we will so direct that each of you can live in peace and harmony and according to the <text:span text:style-name="T4">law</text:span>.</text:p>
      <text:p text:style-name="P31"/>
      <text:p text:style-name="P31">TTTA pg. 410</text:p>
      <text:p text:style-name="P30"><text:span text:style-name="T52">You have seen the power demonstrated by Marie the Angel of Mercy, and mercy shown. You must respect this </text:span><text:span text:style-name="T12">divine law</text:span><text:span text:style-name="T52"> and </text:span><text:span text:style-name="T12">divine power</text:span><text:span text:style-name="T52">. Remember that this victory is according to God's plan and God's will. I take no credit to myself and for myself and my country ask nothing, except that you live with us in brotherly </text:span><text:span text:style-name="T12">love</text:span><text:span text:style-name="T52">."</text:span></text:p>
      <text:p text:style-name="P5"/>
      <text:p text:style-name="P31">TTTA pg. 418</text:p>
      <text:p text:style-name="P31">"This is the proof of God's divine plan and <text:span text:style-name="T31">the </text:span><text:span text:style-name="T15">reward</text:span><text:span text:style-name="T31"> for those who obey His </text:span><text:span text:style-name="T15">law</text:span>. <text:span text:style-name="T31">Love is indeed the fulfillment of the</text:span><text:span text:style-name="T15"> law</text:span>. I may not be as great a prophet as Ezekiel or as our Supreme Commander Robert Gordon, but I predict that when we meet tomorrow we will have heard that the first marriage in the new city, The City of the Lord, capital of the United Kingdom of the World has taken place between Robert Gordon and Marie Stanton."</text:p>
      <text:p text:style-name="P38"/>
      <text:p text:style-name="P38"><text:soft-page-break/></text:p>
      <text:p text:style-name="P40">Matthew 7</text:p>
      <text:p text:style-name="P3"><text:span text:style-name="T29">7:12 Therefore all things whatsoever ye would that men should do to you, do ye even so to them: for this is the </text:span><text:span text:style-name="T8">law </text:span><text:span text:style-name="T29">and the prophets.</text:span></text:p>
      <text:p text:style-name="P7"/>
      <text:p text:style-name="P34"><text:span text:style-name="T2">Matthew </text:span><text:span text:style-name="T14">11</text:span></text:p>
      <text:p text:style-name="P35"/>
      <text:p text:style-name="P73">11 Verily I say unto you, Among them that are born of women there hath not risen a greater than John the Baptist: notwithstanding he that is least in the kingdom of heaven is greater than he.</text:p>
      <text:p text:style-name="P73">12 And from the days of John the Baptist until now the kingdom of heaven suffereth violence, and the violent take it by force.</text:p>
      <text:p text:style-name="P72"><text:span text:style-name="T26">13 For all the prophets and the </text:span><text:span text:style-name="T25">law</text:span><text:span text:style-name="T26"> prophesied until John.</text:span></text:p>
      <text:p text:style-name="P43"/>
      <text:p text:style-name="P35"/>
      <text:p text:style-name="P35">Matthew 22</text:p>
      <text:p text:style-name="Standard"><text:a xlink:type="simple" xlink:href="http://biblehub.com/matthew/22-34.htm"><text:span text:style-name="T1"/></text:a></text:p>
      <text:p text:style-name="Standard"><text:a xlink:type="simple" xlink:href="http://biblehub.com/matthew/22-34.htm"><text:span text:style-name="T1">34</text:span></text:a>But when the Pharisees had heard that he had put the Sadducees to silence, they were gathered together. <text:a xlink:type="simple" xlink:href="http://biblehub.com/matthew/22-35.htm"><text:span text:style-name="T1">35</text:span></text:a>Then one of them, <text:span text:style-name="T17">which was</text:span> a lawyer, asked <text:span text:style-name="T17">him a question</text:span>, tempting him, and saying, <text:a xlink:type="simple" xlink:href="http://biblehub.com/matthew/22-36.htm"><text:span text:style-name="T1">36</text:span></text:a>Master, which <text:span text:style-name="T17">is</text:span> the great commandment in the <text:span text:style-name="T4">law</text:span>? <text:a xlink:type="simple" xlink:href="http://biblehub.com/matthew/22-37.htm"><text:span text:style-name="T1">37</text:span></text:a>Jesus said unto him, Thou shalt love the Lord thy God with all thy heart, and with all thy soul, and with all thy mind. <text:a xlink:type="simple" xlink:href="http://biblehub.com/matthew/22-38.htm"><text:span text:style-name="T1">38</text:span></text:a>This is the first and great commandment. <text:a xlink:type="simple" xlink:href="http://biblehub.com/matthew/22-39.htm"><text:span text:style-name="T1">39</text:span></text:a>And the second <text:span text:style-name="T17">is</text:span> like unto it, Thou shalt love thy neighbour as thyself. <text:a xlink:type="simple" xlink:href="http://biblehub.com/matthew/22-40.htm"><text:span text:style-name="T1">40</text:span></text:a>On these two commandments hang all the <text:span text:style-name="T4">law</text:span> and the prophets.</text:p>
      <text:p text:style-name="Standard"/>
      <text:p text:style-name="Standard"/>
      <text:p text:style-name="P41">Deuteronomy 6</text:p>
      <text:p text:style-name="P44"/>
      <text:p text:style-name="P71"><text:a xlink:type="simple" xlink:href="http://biblehub.com/deuteronomy/6-1.htm"><text:span text:style-name="T2">1</text:span></text:a><text:span text:style-name="T20">Now these </text:span><text:span text:style-name="T18">are</text:span><text:span text:style-name="T20"> the commandments, the statutes, and the judgments, which the LORD your God commanded to teach you, that ye might do </text:span><text:span text:style-name="T18">them</text:span><text:span text:style-name="T20"> in the land whither ye go to possess it: </text:span><text:a xlink:type="simple" xlink:href="http://biblehub.com/deuteronomy/6-2.htm"><text:span text:style-name="T2">2</text:span></text:a><text:span text:style-name="T20">That thou mightest fear the LORD thy God, to keep all his statutes and his commandments, which I command thee, thou, and thy son, and thy son's son, all the days of thy life; and that thy days may be prolonged. </text:span><text:a xlink:type="simple" xlink:href="http://biblehub.com/deuteronomy/6-3.htm"><text:span text:style-name="T2">3</text:span></text:a><text:span text:style-name="T20">Hear therefore, O Israel, and observe to do </text:span><text:span text:style-name="T18">it</text:span><text:span text:style-name="T20">; that it may be well with thee, and that ye may increase mightily, as the LORD God of thy fathers hath promised thee, in the land that floweth with milk and honey.</text:span></text:p>
      <text:p text:style-name="Text_20_body"><text:a xlink:type="simple" xlink:href="http://biblehub.com/deuteronomy/6-4.htm"><text:span text:style-name="T1">4</text:span></text:a>Hear, O Israel: The LORD our God <text:span text:style-name="T17">is</text:span> one LORD: <text:a xlink:type="simple" xlink:href="http://biblehub.com/deuteronomy/6-5.htm"><text:span text:style-name="T1">5</text:span></text:a>And thou shalt love the LORD thy God with all thine heart, and with all thy soul, and with all thy might. <text:a xlink:type="simple" xlink:href="http://biblehub.com/deuteronomy/6-6.htm"><text:span text:style-name="T1">6</text:span></text:a>And these words, which I command thee this day, shall be in thine heart: <text:a xlink:type="simple" xlink:href="http://biblehub.com/deuteronomy/6-7.htm"><text:span text:style-name="T1">7</text:span></text:a>And thou shalt teach them diligently unto thy children, and shalt talk of them when thou sittest in thine house, and when thou walkest by the way, and when thou liest down, and when thou risest up. <text:a xlink:type="simple" xlink:href="http://biblehub.com/deuteronomy/6-8.htm"><text:span text:style-name="T1">8</text:span></text:a>And thou shalt bind them for a <text:span text:style-name="T4">sign</text:span> upon thine hand, and they shall be as frontlets between thine eyes. <text:a xlink:type="simple" xlink:href="http://biblehub.com/deuteronomy/6-9.htm"><text:span text:style-name="T1">9</text:span></text:a>And thou shalt write them upon the posts of thy house, and on thy gates.</text:p>
      <text:p text:style-name="Text_20_body"><text:a xlink:type="simple" xlink:href="http://biblehub.com/deuteronomy/6-10.htm"><text:span text:style-name="T1">10</text:span></text:a>And it shall be, when the LORD thy God shall have brought thee into the land which he sware unto thy fathers, to Abraham, to Isaac, and to Jacob, to give thee great and <text:soft-page-break/>goodly cities, which thou buildedst not, <text:a xlink:type="simple" xlink:href="http://biblehub.com/deuteronomy/6-11.htm"><text:span text:style-name="T1">11</text:span></text:a>And houses full of all good <text:span text:style-name="T17">things</text:span>, which thou filledst not, and wells digged, which thou diggedst not, vineyards and olive trees, which thou plantedst not; when thou shalt have eaten and be full; <text:a xlink:type="simple" xlink:href="http://biblehub.com/deuteronomy/6-12.htm"><text:span text:style-name="T1">12</text:span></text:a><text:span text:style-name="T17">Then</text:span> beware lest thou forget the LORD, which brought thee forth out of the land of Egypt, from the house of bondage. <text:a xlink:type="simple" xlink:href="http://biblehub.com/deuteronomy/6-13.htm"><text:span text:style-name="T1">13</text:span></text:a>Thou shalt fear the LORD thy God, and serve him, and shalt swear by his name. <text:a xlink:type="simple" xlink:href="http://biblehub.com/deuteronomy/6-14.htm"><text:span text:style-name="T1">14</text:span></text:a>Ye shall not go after other gods, of the gods of the people which <text:span text:style-name="T17">are</text:span> round about you; <text:a xlink:type="simple" xlink:href="http://biblehub.com/deuteronomy/6-15.htm"><text:span text:style-name="T1">15</text:span></text:a>(For the LORD thy God <text:span text:style-name="T17">is</text:span> a jealous God among you) lest the anger of the LORD thy God be kindled against thee, and destroy thee from off the face of the earth.</text:p>
      <text:p text:style-name="Text_20_body"><text:a xlink:type="simple" xlink:href="http://biblehub.com/deuteronomy/6-16.htm"><text:span text:style-name="T1">16</text:span></text:a>Ye shall not tempt the LORD your God, as ye tempted <text:span text:style-name="T17">him</text:span> in Massah. <text:a xlink:type="simple" xlink:href="http://biblehub.com/deuteronomy/6-17.htm"><text:span text:style-name="T1">17</text:span></text:a>Ye shall diligently keep the commandments of the LORD your God, and his testimonies, and his statutes, which he hath commanded thee. <text:a xlink:type="simple" xlink:href="http://biblehub.com/deuteronomy/6-18.htm"><text:span text:style-name="T1">18</text:span></text:a>And thou shalt do <text:span text:style-name="T17">that which is</text:span> right and good in the sight of the LORD: that it may be well with thee, and that thou mayest go in and possess the good land which the LORD sware unto thy fathers, <text:a xlink:type="simple" xlink:href="http://biblehub.com/deuteronomy/6-19.htm"><text:span text:style-name="T1">19</text:span></text:a>To cast out all thine enemies from before thee, as the LORD hath spoken.</text:p>
      <text:p text:style-name="P1"/>
      <text:p text:style-name="P1"/>
      <text:p text:style-name="P41">Mark 12</text:p>
      <text:p text:style-name="P45"><text:a xlink:type="simple" xlink:href="http://biblehub.com/mark/12-28.htm"><text:span text:style-name="T3">28</text:span></text:a><text:span text:style-name="T21">And one of the scribes came, and having heard them reasoning together, and perceiving that he had answered them well, asked him, Which is the first commandment of all? </text:span><text:a xlink:type="simple" xlink:href="http://biblehub.com/mark/12-29.htm"><text:span text:style-name="T3">29</text:span></text:a><text:span text:style-name="T21">And Jesus answered him, The first of all the commandments </text:span><text:span text:style-name="T19">is</text:span><text:span text:style-name="T21">, Hear, O Israel; The Lord our God is one Lord: </text:span><text:a xlink:type="simple" xlink:href="http://biblehub.com/mark/12-30.htm"><text:span text:style-name="T3">30</text:span></text:a><text:span text:style-name="T21">And thou shalt</text:span><text:span text:style-name="T4"> love the Lord thy God with all thy heart, and with all thy soul, and with all thy mind, and with all thy strength</text:span><text:span text:style-name="T21">: this </text:span><text:span text:style-name="T19">is</text:span><text:span text:style-name="T21"> the first commandment. </text:span><text:a xlink:type="simple" xlink:href="http://biblehub.com/mark/12-31.htm"><text:span text:style-name="T3">31</text:span></text:a><text:span text:style-name="T21">And the second </text:span><text:span text:style-name="T19">is</text:span><text:span text:style-name="T21"> like, </text:span><text:span text:style-name="T19">namely</text:span><text:span text:style-name="T21"> this, </text:span><text:span text:style-name="T4">Thou shalt love thy neighbour as thyself</text:span><text:span text:style-name="T21">. There is none other commandment greater than these. </text:span><text:a xlink:type="simple" xlink:href="http://biblehub.com/mark/12-32.htm"><text:span text:style-name="T3">32</text:span></text:a><text:span text:style-name="T21">And the scribe said unto him, Well, Master, thou hast said the truth: for there is one God; and there is none other but he: </text:span><text:a xlink:type="simple" xlink:href="http://biblehub.com/mark/12-33.htm"><text:span text:style-name="T3">33</text:span></text:a><text:span text:style-name="T21">And to love him with all the heart, and with all the understanding, and with all the soul, and with all the strength, and to love </text:span><text:span text:style-name="T19">his</text:span><text:span text:style-name="T21"> neighbour as himself, is more than all whole burnt offerings and sacrifices. </text:span><text:a xlink:type="simple" xlink:href="http://biblehub.com/mark/12-34.htm"><text:span text:style-name="T3">34</text:span></text:a><text:span text:style-name="T21">And when Jesus saw that he answered discreetly, he said unto him, Thou art not far from the kingdom of God. And no man after that durst ask him </text:span><text:span text:style-name="T19">any question</text:span><text:span text:style-name="T21">.</text:span><text:span text:style-name="T23"> </text:span></text:p>
      <text:p text:style-name="P78"/>
      <text:p text:style-name="P79">Below are instances and mentions of a law in the books of Genesis and Exodus of the Bible.</text:p>
      <text:p text:style-name="P79"/>
      <text:p text:style-name="P81">And also a few excerpts from Ezekiel and Daniel.</text:p>
      <text:p text:style-name="P79"/>
      <text:p text:style-name="P79">Genesis: </text:p>
      <text:p text:style-name="P82">{47:20} And Joseph bought all the land of Egypt for Pharaoh; for</text:p>
      <text:p text:style-name="P82">the Egyptians sold every man his field, because the famine</text:p>
      <text:p text:style-name="P82">prevailed over them: so the land became Pharaoh’s. {47:21}</text:p>
      <text:p text:style-name="P82">And as for the people, he removed them to cities from [one]</text:p>
      <text:p text:style-name="P82">end of the borders of Egypt even to the [other] end thereof.</text:p>
      <text:p text:style-name="P82">{47:22} Only the land of the priests bought he not; for the</text:p>
      <text:p text:style-name="P82">priests had a portion [assigned them] of Pharaoh, and did</text:p>
      <text:p text:style-name="P82">eat their portion which Pharaoh gave them: wherefore they</text:p>
      <text:p text:style-name="P82">sold not their lands. {47:23} Then Joseph said unto the</text:p>
      <text:p text:style-name="P82">people, Behold, I have bought you this day and your land</text:p>
      <text:p text:style-name="P82">for Pharaoh: lo, [here is] seed for you, and ye shall sow the</text:p>
      <text:p text:style-name="P82">land. {47:24} And it shall come to pass in the increase, that</text:p>
      <text:p text:style-name="P82">ye shall give the fifth [part] unto Pharaoh, and four parts</text:p>
      <text:p text:style-name="P82"><text:soft-page-break/>shall be your own, for seed of the field, and for your food,</text:p>
      <text:p text:style-name="P82">and for them of your households, and for food for your little</text:p>
      <text:p text:style-name="P82">ones. {47:25} And they said, Thou hast saved our lives: let</text:p>
      <text:p text:style-name="P82">us find grace in the sight of my lord, and we will be</text:p>
      <text:p text:style-name="P16"><text:span text:style-name="T35">Pharaoh’s servants. {47:26} And Joseph made it a </text:span><text:span text:style-name="T36">law</text:span><text:span text:style-name="T35"> over</text:span></text:p>
      <text:p text:style-name="P82">the land of Egypt unto this day, [that] Pharaoh should have</text:p>
      <text:p text:style-name="P16"><text:span text:style-name="T40">the fifth [part;]</text:span><text:span text:style-name="T35"> except the land of the priests only, [which]</text:span></text:p>
      <text:p text:style-name="P82">became not Pharaoh’s.</text:p>
      <text:p text:style-name="P82">{47:27} And Israel dwelt in the land of Egypt, in the</text:p>
      <text:p text:style-name="P82">country of Goshen; and they had possessions therein, and</text:p>
      <text:p text:style-name="P82">grew, and multiplied exceedingly. {47:28} And Jacob lived</text:p>
      <text:p text:style-name="P16"><text:span text:style-name="T35">in the land of Egypt </text:span><text:span text:style-name="T40">seventeen years</text:span><text:span text:style-name="T35">: so the whole age of</text:span></text:p>
      <text:p text:style-name="P16"><text:span text:style-name="T35">Jacob was </text:span><text:span text:style-name="T40">an hundred forty and seven years.</text:span></text:p>
      <text:p text:style-name="P47"/>
      <text:p text:style-name="P47"/>
      <text:p text:style-name="P46">Genesis: </text:p>
      <text:p text:style-name="P80">{49:8} Judah, thou [art he] whom thy brethren shall</text:p>
      <text:p text:style-name="P82">praise: thy hand [shall be] in the neck of thine enemies; thy</text:p>
      <text:p text:style-name="P82">father’s children shall bow down before thee. {49:9} Judah</text:p>
      <text:p text:style-name="P82">[is] a lion’s whelp: from the prey, my son, thou art gone up:</text:p>
      <text:p text:style-name="P82">he stooped down, he couched as a lion, and as an old lion;</text:p>
      <text:p text:style-name="P82">who shall rouse him up? {49:10} The sceptre shall not</text:p>
      <text:p text:style-name="P16"><text:span text:style-name="T35">depart from Judah, nor a </text:span><text:span text:style-name="T36">lawgiver</text:span><text:span text:style-name="T35"> from between his feet,</text:span></text:p>
      <text:p text:style-name="P82">until Shiloh come; and unto him [shall] the gathering of the</text:p>
      <text:p text:style-name="P82">people [be. ]{49:11} Binding his foal unto the vine, and his</text:p>
      <text:p text:style-name="P82">ass’s colt unto the choice vine; he washed his garments in</text:p>
      <text:p text:style-name="P82">wine, and his clothes in the blood of grapes: {49:12} His</text:p>
      <text:p text:style-name="P82">eyes [shall be] red with wine, and his teeth white with milk.</text:p>
      <text:p text:style-name="P15"/>
      <text:p text:style-name="P15">Exodus</text:p>
      <text:p text:style-name="P80">{12:43} And the LORD said unto Moses and Aaron, This</text:p>
      <text:p text:style-name="P82">[is] the ordinance of the passover: There shall no stranger</text:p>
      <text:p text:style-name="P82">eat thereof: {12:44} But every man’s servant that is bought</text:p>
      <text:p text:style-name="P82">for money, when thou hast circumcised him, then shall he</text:p>
      <text:p text:style-name="P82">eat thereof. {12:45} A foreigner and an hired servant shall</text:p>
      <text:p text:style-name="P82">not eat thereof. {12:46} In one house shall it be eaten; thou</text:p>
      <text:p text:style-name="P82">shalt not carry forth ought of the flesh abroad out of the</text:p>
      <text:p text:style-name="P82">house; neither shall ye break a bone thereof. {12:47} All the</text:p>
      <text:p text:style-name="P82">congregation of Israel shall keep it. {12:48} And when a</text:p>
      <text:p text:style-name="P82">stranger shall sojourn with thee, and will keep the passover</text:p>
      <text:p text:style-name="P82">to the LORD, let all his males be circumcised, and then let</text:p>
      <text:p text:style-name="P82">him come near and keep it; and he shall be as one that is</text:p>
      <text:p text:style-name="P82">born in the land: for no uncircumcised person shall eat</text:p>
      <text:p text:style-name="P16"><text:span text:style-name="T35">thereof. {12:49} One </text:span><text:span text:style-name="T36">law</text:span><text:span text:style-name="T35"> shall be to him that is homeborn,</text:span></text:p>
      <text:p text:style-name="P82">and unto the stranger that sojourneth among you. {12:50}</text:p>
      <text:p text:style-name="P82">Thus did all the children of Israel; as the LORD</text:p>
      <text:p text:style-name="P82">commanded Moses and Aaron, so did they. {12:51} And it</text:p>
      <text:p text:style-name="P82">came to pass the selfsame day, [that] the LORD did bring</text:p>
      <text:p text:style-name="P82">the children of Israel out of the land of Egypt by their</text:p>
      <text:p text:style-name="P82">armies.</text:p>
      <text:p text:style-name="P15"/>
      <text:p text:style-name="P15">Exodus:</text:p>
      <text:p text:style-name="P80">{13:3} And Moses said unto the people, Remember this</text:p>
      <text:p text:style-name="P82">day, in which ye came out from Egypt, out of the house of</text:p>
      <text:p text:style-name="P82"><text:soft-page-break/>bondage; for by strength of hand the LORD brought you out</text:p>
      <text:p text:style-name="P82">from this [place:] there shall no leavened bread be eaten.</text:p>
      <text:p text:style-name="P16"><text:span text:style-name="T35">{13:4} This day came ye out in </text:span><text:span text:style-name="T40">the month Abib.</text:span></text:p>
      <text:p text:style-name="P82">{13:5} And it shall be when the LORD shall bring thee</text:p>
      <text:p text:style-name="P82">into the land of the Canaanites, and the Hittites, and the</text:p>
      <text:p text:style-name="P82">Amorites, and the Hivites, and the Jebusites, which he</text:p>
      <text:p text:style-name="P82">sware unto thy fathers to give thee, a land flowing with milk</text:p>
      <text:p text:style-name="P16"><text:span text:style-name="T35">and honey, that thou shalt keep this service</text:span><text:span text:style-name="T40"> in this month</text:span><text:span text:style-name="T35">.</text:span></text:p>
      <text:p text:style-name="P82">{13:6} Seven days thou shalt eat unleavened bread, and in</text:p>
      <text:p text:style-name="P82">the seventh day [shall be] a feast to the LORD. {13:7}</text:p>
      <text:p text:style-name="P82">Unleavened bread shall be eaten seven days; and there shall</text:p>
      <text:p text:style-name="P82">no leavened bread be seen with thee, neither shall there be</text:p>
      <text:p text:style-name="P82">leaven seen with thee in all thy quarters.</text:p>
      <text:p text:style-name="P16"><text:span text:style-name="T35">{13:8} And thou shalt shew thy son </text:span><text:span text:style-name="T40">in that day,</text:span><text:span text:style-name="T35"> saying,</text:span></text:p>
      <text:p text:style-name="P82">[This is done] because of that [which] the LORD did unto</text:p>
      <text:p text:style-name="P82">me when I came forth out of Egypt. {13:9} And it shall be</text:p>
      <text:p text:style-name="P16"><text:span text:style-name="T35">for a </text:span><text:span text:style-name="T37">sign</text:span><text:span text:style-name="T35"> unto thee upon thine hand, and for a memorial</text:span></text:p>
      <text:p text:style-name="P16"><text:span text:style-name="T35">between thine eyes, that the LORD’S </text:span><text:span text:style-name="T36">law</text:span><text:span text:style-name="T35"> may be in thy</text:span></text:p>
      <text:p text:style-name="P82">mouth: for with a strong hand hath the LORD brought thee</text:p>
      <text:p text:style-name="P82">out of Egypt. {13:10} Thou shalt therefore keep this</text:p>
      <text:p text:style-name="P16"><text:span text:style-name="T35">ordinance</text:span><text:span text:style-name="T40"> in his season from year to year</text:span><text:span text:style-name="T35">.</text:span></text:p>
      <text:p text:style-name="P15"/>
      <text:p text:style-name="P15"/>
      <text:p text:style-name="P15">Exodus:</text:p>
      <text:p text:style-name="P83">{16:4} Then said the LORD unto Moses, Behold, I will</text:p>
      <text:p text:style-name="P84">rain bread from heaven for you; and the people shall go out</text:p>
      <text:p text:style-name="P84">and gather a certain rate every day, that I may prove them,</text:p>
      <text:p text:style-name="P33"><text:span text:style-name="T35">whether they will walk in my </text:span><text:span text:style-name="T36">law</text:span><text:span text:style-name="T35">, or no. {16:5} And it shall</text:span></text:p>
      <text:p text:style-name="P84">come to pass, that on the sixth day they shall prepare [that]</text:p>
      <text:p text:style-name="P84">which they bring in; and it shall be twice as much as they</text:p>
      <text:p text:style-name="P84">gather daily. {16:6} And Moses and Aaron said unto all the</text:p>
      <text:p text:style-name="P84">children of Israel, At even, then ye shall know that the</text:p>
      <text:p text:style-name="P84">LORD hath brought you out from the land of Egypt: {16:7}</text:p>
      <text:p text:style-name="P84">And in the morning, then ye shall see the glory of the</text:p>
      <text:p text:style-name="P84">LORD; for that he heareth your murmurings against the</text:p>
      <text:p text:style-name="P84">LORD: and what [are] we, that ye murmur against us?</text:p>
      <text:p text:style-name="P84">{16:8} And Moses said, [This shall be,] when the LORD</text:p>
      <text:p text:style-name="P84">shall give you in the evening flesh to eat, and in the</text:p>
      <text:p text:style-name="P84">morning bread to the full; for that the LORD heareth your</text:p>
      <text:p text:style-name="P84">murmurings which ye murmur against him: and what [are]</text:p>
      <text:p text:style-name="P84">we? your murmurings [are] not against us, but against the</text:p>
      <text:p text:style-name="P84">LORD.</text:p>
      <text:p text:style-name="P32"/>
      <text:p text:style-name="P32">Exodus:</text:p>
      <text:p text:style-name="P83">{16:27} And it came to pass, [that] there went out [some]</text:p>
      <text:p text:style-name="P82">of the people on the seventh day for to gather, and they</text:p>
      <text:p text:style-name="P82">found none. {16:28} And the LORD said unto Moses, How</text:p>
      <text:p text:style-name="P16"><text:span text:style-name="T35">long refuse ye to keep my commandments and my </text:span><text:span text:style-name="T36">laws</text:span><text:span text:style-name="T35">?</text:span></text:p>
      <text:p text:style-name="P82">{16:29} See, for that the LORD hath given you the sabbath,</text:p>
      <text:p text:style-name="P82">therefore he giveth you on the sixth day the bread of two</text:p>
      <text:p text:style-name="P82">days; abide ye every man in his place, let no man go out of</text:p>
      <text:p text:style-name="P82">his place on the seventh day. {16:30} So the people rested</text:p>
      <text:p text:style-name="P82">on the seventh day. {16:31} And the house of Israel called</text:p>
      <text:p text:style-name="P82">the name thereof Manna: and it [was] like coriander seed,</text:p>
      <text:p text:style-name="P82">white; and the taste of it [was] like wafers [made] with</text:p>
      <text:p text:style-name="P82"><text:soft-page-break/>honey.</text:p>
      <text:p text:style-name="P32"/>
      <text:p text:style-name="P32">Exodus</text:p>
      <text:p text:style-name="P80">{18:13} And it came to pass on the morrow, that Moses</text:p>
      <text:p text:style-name="P82">sat to judge the people: and the people stood by Moses from</text:p>
      <text:p text:style-name="P82">the morning unto the evening. {18:14} And when Moses’</text:p>
      <text:p text:style-name="P82">father in law saw all that he did to the people, he said, What</text:p>
      <text:p text:style-name="P82">[is] this thing that thou doest to the people? why sittest thou</text:p>
      <text:p text:style-name="P82">thyself alone, and all the people stand by thee from morning</text:p>
      <text:p text:style-name="P16"><text:span text:style-name="T35">unto even? {18:15} And Moses said unto his father in </text:span><text:span text:style-name="T36">law</text:span><text:span text:style-name="T35">,</text:span></text:p>
      <text:p text:style-name="P82">Because the people come unto me to enquire of God:</text:p>
      <text:p text:style-name="P82">{18:16} When they have a matter, they come unto me; and I</text:p>
      <text:p text:style-name="P82">judge between one and another, and I do make [them] know</text:p>
      <text:p text:style-name="P16"><text:span text:style-name="T35">the statutes of God, and his </text:span><text:span text:style-name="T39">laws</text:span><text:span text:style-name="T35">.</text:span></text:p>
      <text:p text:style-name="P80">{18:17} And Moses’</text:p>
      <text:p text:style-name="P82">father in law said unto him, The thing that thou doest [is]</text:p>
      <text:p text:style-name="P82">not good. {18:18} Thou wilt surely wear away, both thou,</text:p>
      <text:p text:style-name="P82">and this people that [is] with thee: for this thing [is] too</text:p>
      <text:p text:style-name="P82">heavy for thee; thou art not able to perform it thyself alone.</text:p>
      <text:p text:style-name="P82">{18:19} Hearken now unto my voice, I will give thee</text:p>
      <text:p text:style-name="P82">counsel, and God shall be with thee: Be thou for the people</text:p>
      <text:p text:style-name="P82">to God-ward, that thou mayest bring the causes unto God:</text:p>
      <text:p text:style-name="P15"><text:span text:style-name="T35">{18:20} And thou shalt teach them ordinances and </text:span><text:span text:style-name="T36">laws</text:span><text:span text:style-name="T35">,</text:span></text:p>
      <text:p text:style-name="P82">and shalt shew them the way wherein they must walk, and</text:p>
      <text:p text:style-name="P82">the work that they must do. {18:21} Moreover thou shalt</text:p>
      <text:p text:style-name="P82">provide out of all the people able men, such as fear God,</text:p>
      <text:p text:style-name="P82">men of truth, hating covetousness; and place [such] over</text:p>
      <text:p text:style-name="P16"><text:span text:style-name="T35">them, [to be] rulers of </text:span><text:span text:style-name="T40">thousands</text:span><text:span text:style-name="T35">, [and] rulers of </text:span><text:span text:style-name="T40">hundreds</text:span><text:span text:style-name="T35">,</text:span></text:p>
      <text:p text:style-name="P16"><text:span text:style-name="T35">rulers of </text:span><text:span text:style-name="T40">fifties</text:span><text:span text:style-name="T35">, and rulers of </text:span><text:span text:style-name="T40">tens</text:span><text:span text:style-name="T35">: {18:22} And let them</text:span></text:p>
      <text:p text:style-name="P82">judge the people at all seasons: and it shall be, [that] every</text:p>
      <text:p text:style-name="P82">great matter they shall bring unto thee, but every small</text:p>
      <text:p text:style-name="P82">matter they shall judge: so shall it be easier for thyself, and</text:p>
      <text:p text:style-name="P82">they shall bear [the burden] with thee. </text:p>
      <text:p text:style-name="P82"/>
      <text:p text:style-name="P79">Exodus:</text:p>
      <text:p text:style-name="P79">{24:12} And the LORD said unto Moses, Come up to me</text:p>
      <text:p text:style-name="P82">into the mount, and be there: and I will give thee tables of</text:p>
      <text:p text:style-name="P16"><text:span text:style-name="T35">stone, and a </text:span><text:span text:style-name="T36">law</text:span><text:span text:style-name="T35">, and commandments which I have written;</text:span></text:p>
      <text:p text:style-name="P82">that thou mayest teach them.</text:p>
      <text:p text:style-name="P79"/>
      <text:p text:style-name="P79"/>
      <text:p text:style-name="P81">Ezekiel:</text:p>
      <text:p text:style-name="P81">{44:5} And the LORD said unto me, Son of man,</text:p>
      <text:p text:style-name="P82">mark well, and behold with thine eyes, and hear with thine</text:p>
      <text:p text:style-name="P82">ears all that I say unto thee concerning all the ordinances of</text:p>
      <text:p text:style-name="P16"><text:span text:style-name="T35">the house of the LORD, and all the </text:span><text:span text:style-name="T36">laws</text:span><text:span text:style-name="T35"> thereof; and mark</text:span></text:p>
      <text:p text:style-name="P82">well the entering in of the house, with every going forth of</text:p>
      <text:p text:style-name="P82">the sanctuary</text:p>
      <text:p text:style-name="P81"/>
      <text:p text:style-name="P81">{44:24} And in</text:p>
      <text:p text:style-name="P82">controversy they shall stand in judgment; [and] they shall</text:p>
      <text:p text:style-name="P82">judge it according to my judgments: and they shall keep my</text:p>
      <text:p text:style-name="P16"><text:span text:style-name="T36">laws</text:span><text:span text:style-name="T35"> and my statutes in all mine assemblies; and they shall</text:span></text:p>
      <text:p text:style-name="P82">hallow my sabbaths.</text:p>
      <text:p text:style-name="P81"/>
      <text:p text:style-name="P81"><text:soft-page-break/>Daniel:</text:p>
      <text:p text:style-name="P81">{6:5} Then said these men, We shall not find any occasion</text:p>
      <text:p text:style-name="P82">against this Daniel, except we find [it] against him</text:p>
      <text:p text:style-name="P16"><text:span text:style-name="T35">concerning the </text:span><text:span text:style-name="T36">law</text:span><text:span text:style-name="T35"> of his God.</text:span></text:p>
      <text:p text:style-name="P81"/>
      <text:p text:style-name="P14"><text:span text:style-name="T35">{6:8} Now, O king, establish the decree, and </text:span><text:span text:style-name="T37">sign</text:span><text:span text:style-name="T35"> the</text:span></text:p>
      <text:p text:style-name="P16"><text:span text:style-name="T35">writing, that it be not changed, according to the </text:span><text:span text:style-name="T36">law</text:span><text:span text:style-name="T35"> of the</text:span></text:p>
      <text:p text:style-name="P82">Medes and Persians, which altereth not. {6:9} Wherefore</text:p>
      <text:p text:style-name="P16"><text:span text:style-name="T35">king Darius </text:span><text:span text:style-name="T37">signed</text:span><text:span text:style-name="T35"> the writing and the decree.</text:span></text:p>
      <text:p text:style-name="P81">{6:10} Now when Daniel knew that the writing was</text:p>
      <text:p text:style-name="P82">signed, he went into his house; and his windows being open</text:p>
      <text:p text:style-name="P82">in his chamber toward Jerusalem, he kneeled upon his knees</text:p>
      <text:p text:style-name="P82">three times a day, and prayed, and gave thanks before his</text:p>
      <text:p text:style-name="P82">God, as he did aforetime.</text:p>
      <text:p text:style-name="P81">{6:11} Then these men</text:p>
      <text:p text:style-name="P82">assembled, and found Daniel praying and making</text:p>
      <text:p text:style-name="P82">supplication before his God. {6:12} Then they came near,</text:p>
      <text:p text:style-name="P82">and spake before the king concerning the king’s decree;</text:p>
      <text:p text:style-name="P16"><text:span text:style-name="T35">Hast thou not </text:span><text:span text:style-name="T37">signed</text:span><text:span text:style-name="T35"> a decree, that every man that shall ask</text:span></text:p>
      <text:p text:style-name="P16"><text:span text:style-name="T35">[a petition] of any God or man</text:span><text:span text:style-name="T40"> within thirty days</text:span><text:span text:style-name="T35">, save of</text:span></text:p>
      <text:p text:style-name="P82">thee, O king, shall be cast into the den of lions? The king</text:p>
      <text:p text:style-name="P16"><text:span text:style-name="T35">answered and said, The thing is true, according to the </text:span><text:span text:style-name="T36">law</text:span><text:span text:style-name="T35"> of</text:span></text:p>
      <text:p text:style-name="P82">the Medes and Persians, which altereth not.</text:p>
      <text:p text:style-name="P81"/>
      <text:p text:style-name="P81">{7:25} And he shall speak [great] words against the</text:p>
      <text:p text:style-name="P82">most High, and shall wear out the saints of the most High,</text:p>
      <text:p text:style-name="P16"><text:span text:style-name="T35">and think to </text:span><text:span text:style-name="T37">change times and</text:span><text:span text:style-name="T35"> </text:span><text:span text:style-name="T36">laws</text:span><text:span text:style-name="T35">: and they shall be given</text:span></text:p>
      <text:p text:style-name="P16"><text:span text:style-name="T35">into his hand </text:span><text:span text:style-name="T40">until a time and times and the dividing of time.</text:span></text:p>
      <text:p text:style-name="P82">{7:26} But the judgment shall sit, and they shall take away</text:p>
      <text:p text:style-name="P16"><text:span text:style-name="T35">his dominion, to consume and to destroy [it] unto</text:span><text:span text:style-name="T40"> the end.</text:span></text:p>
      <text:p text:style-name="P81"/>
      <text:p text:style-name="P81">{9:10} Neither have we obeyed the</text:p>
      <text:p text:style-name="P16"><text:span text:style-name="T35">voice of the LORD our God, to walk in his </text:span><text:span text:style-name="T36">laws</text:span><text:span text:style-name="T35">, which he</text:span></text:p>
      <text:p text:style-name="P82">set before us by his servants the prophets. {9:11} Yea, all</text:p>
      <text:p text:style-name="P16"><text:span text:style-name="T35">Israel have transgressed thy </text:span><text:span text:style-name="T36">law</text:span><text:span text:style-name="T35">, even by departing, that</text:span></text:p>
      <text:p text:style-name="P82">they might not obey thy voice; therefore the curse is poured</text:p>
      <text:p text:style-name="P16"><text:span text:style-name="T35">upon us, and the oath that [is] written in the </text:span><text:span text:style-name="T36">law</text:span><text:span text:style-name="T35"> of Moses</text:span></text:p>
      <text:p text:style-name="P82">the servant of God, because we have sinned against him.</text:p>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0" svg:font-family="0" style:font-family-generic="roman"/>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3-10-03T06:46:36</meta:creation-date>
    <dc:date>2014-08-06T14:42:20</dc:date>
    <meta:editing-duration>P1DT20H5M16S</meta:editing-duration>
    <meta:editing-cycles>50</meta:editing-cycles>
    <meta:generator>LibreOffice/3.6$Linux_X86_64 LibreOffice_project/360m1$Build-304</meta:generator>
    <dc:creator>Ryan </dc:creator>
    <meta:document-statistic meta:table-count="0" meta:image-count="0" meta:object-count="0" meta:page-count="12" meta:paragraph-count="304" meta:word-count="5864" meta:character-count="30809" meta:non-whitespace-character-count="25223"/>
  </office:meta>
</office:document-meta>
</file>